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f78b" officeooo:paragraph-rsid="0003f78b"/>
    </style:style>
    <style:style style:name="P2" style:family="paragraph" style:parent-style-name="Standard">
      <style:text-properties officeooo:rsid="0003f78b" officeooo:paragraph-rsid="00050684"/>
    </style:style>
    <style:style style:name="P3" style:family="paragraph" style:parent-style-name="Standard">
      <style:text-properties officeooo:rsid="000cf679" officeooo:paragraph-rsid="000cf679"/>
    </style:style>
    <style:style style:name="P4" style:family="paragraph" style:parent-style-name="Standard">
      <style:text-properties officeooo:paragraph-rsid="000cf679"/>
    </style:style>
    <style:style style:name="P5" style:family="paragraph" style:parent-style-name="Standard">
      <style:text-properties officeooo:paragraph-rsid="0016b0db"/>
    </style:style>
    <style:style style:name="P6" style:family="paragraph" style:parent-style-name="Standard">
      <style:text-properties officeooo:paragraph-rsid="0017fa27"/>
    </style:style>
    <style:style style:name="P7" style:family="paragraph" style:parent-style-name="Standard">
      <style:text-properties officeooo:rsid="0016b0db" officeooo:paragraph-rsid="0016b0db"/>
    </style:style>
    <style:style style:name="P8" style:family="paragraph" style:parent-style-name="Standard">
      <style:text-properties officeooo:rsid="0017fa27" officeooo:paragraph-rsid="0017fa27"/>
    </style:style>
    <style:style style:name="T1" style:family="text">
      <style:text-properties officeooo:rsid="00050684"/>
    </style:style>
    <style:style style:name="T2" style:family="text">
      <style:text-properties officeooo:rsid="000cf679"/>
    </style:style>
    <style:style style:name="T3" style:family="text">
      <style:text-properties officeooo:rsid="0014759d"/>
    </style:style>
    <style:style style:name="T4" style:family="text">
      <style:text-properties officeooo:rsid="001552e2"/>
    </style:style>
    <style:style style:name="T5" style:family="text">
      <style:text-properties officeooo:rsid="0016b0db"/>
    </style:style>
    <style:style style:name="T6" style:family="text">
      <style:text-properties officeooo:rsid="0016d0b6"/>
    </style:style>
    <style:style style:name="T7" style:family="text">
      <style:text-properties officeooo:rsid="0017fa27"/>
    </style:style>
    <style:style style:name="T8" style:family="text">
      <style:text-properties officeooo:rsid="001857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Editors,</text:p>
      <text:p text:style-name="P1"/>
      <text:p text:style-name="P6"><text:span text:style-name="T1">we are glad to submit to your journal the </text:span><text:span text:style-name="T6">second </text:span><text:span text:style-name="T3">revised version </text:span><text:span text:style-name="T5">of the </text:span><text:span text:style-name="T4">technical </text:span><text:span text:style-name="T1">paper titled “DRONE2REPORT: a configuration-driven </text:span>multi-sensor pipeline for UAV-based crop phenotyping and precision agriculture”. We believe that <text:span text:style-name="T5">the paper </text:span><text:span text:style-name="T7">was further </text:span><text:span text:style-name="T5">improved thanks to the reviewers’ comments. </text:span><text:span text:style-name="T7">In particular, we decided to implement a new functionality in the software, which is now capable of producing .html reports as output. This was already in the development queue, but the <text:s/></text:span><text:span text:style-name="T5">reviewer</text:span><text:span text:style-name="T7">s’ contribution – especially reviewer 2 – pushed us to anticipate the release of this feature.</text:span></text:p>
      <text:p text:style-name="P5"/>
      <text:p text:style-name="P7">We provide a point by point answer to all reviewers’ comments. Moreover, we both provide a new, clean compiled pdf and a new version with highlighte<text:span text:style-name="T8">d</text:span> track changes.</text:p>
      <text:p text:style-name="P7"/>
      <text:p text:style-name="P8">Please note that this new version of the paper has now two supplementary files, named “Supplementary_File_1.html” and “Supplementary_Table_1.pdf”. Both are places in the “supplementary_files” subfolder.</text:p>
      <text:p text:style-name="P2"/>
      <text:p text:style-name="P3">Sincerely,</text:p>
      <text:p text:style-name="P3"/>
      <text:p text:style-name="P4"><text:span text:style-name="T2">Nelson Nazzicari </text:span>(on behalf of all authors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lson Nazzicari</meta:initial-creator>
    <meta:creation-date>2025-10-14T17:21:38.119425052</meta:creation-date>
    <dc:date>2026-03-19T11:27:34.168143048</dc:date>
    <meta:editing-duration>PT1H6M26S</meta:editing-duration>
    <meta:editing-cycles>22</meta:editing-cycles>
    <meta:generator>LibreOffice/7.3.7.2$Linux_X86_64 LibreOffice_project/30$Build-2</meta:generator>
    <dc:creator>Nelson Nazzicari</dc:creator>
    <meta:document-statistic meta:table-count="0" meta:image-count="0" meta:object-count="0" meta:page-count="1" meta:paragraph-count="6" meta:word-count="150" meta:character-count="1017" meta:non-whitespace-character-count="870"/>
  </office:meta>
</office:document-meta>
</file>